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0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5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Segoe UI Semibold" fo:font-size="36pt" style:font-size-asian="36pt" style:font-size-complex="36pt"/>
    </style:style>
    <style:style style:name="P7" style:family="paragraph">
      <style:text-properties fo:font-size="15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Segoe UI Semibold" fo:font-size="15pt" style:font-size-asian="15pt" style:font-size-complex="15pt"/>
    </style:style>
    <style:style style:name="T7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477cm" svg:y="0.528cm">
          <draw:text-box>
            <text:p text:style-name="P1"><text:span text:style-name="T1">HYMN #841 </text:span></text:p>
            <text:p text:style-name="P1"><text:span text:style-name="T2">“</text:span><text:span text:style-name="T2">O Son of God, in Galile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892cm" svg:height="7.011cm" svg:x="1.524cm" svg:y="0.508cm">
          <draw:text-box>
            <text:p text:style-name="P4"><text:span text:style-name="T3">1. </text:span><text:span text:style-name="T4">O Son of God, in Galilee</text:span></text:p>
            <text:p text:style-name="P4"><text:span text:style-name="T4">You made the deaf to hear,</text:span></text:p>
            <text:p text:style-name="P4"><text:span text:style-name="T4">The mute to speak, the blind to see;</text:span></text:p>
            <text:p text:style-name="P4"><text:span text:style-name="T4">O bless-ed Lord, be nea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2" draw:layer="layout" svg:width="24.892cm" svg:height="7.011cm" svg:x="1.524cm" svg:y="0.508cm">
          <draw:text-box>
            <text:p text:style-name="P1"><text:span text:style-name="T3">2. </text:span><text:span text:style-name="T4">O listen to the silent prayer</text:span></text:p>
            <text:p text:style-name="P1"><text:span text:style-name="T4">Of Your afflicted ones.</text:span></text:p>
            <text:p text:style-name="P1"><text:span text:style-name="T4">O bid them cast on You their care;</text:span></text:p>
            <text:p text:style-name="P1"><text:span text:style-name="T4">Your grace to them make know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6" draw:layer="layout" svg:width="24.892cm" svg:height="7.011cm" svg:x="1.524cm" svg:y="0.508cm">
          <draw:text-box>
            <text:p text:style-name="P4"><text:span text:style-name="T5">3. </text:span><text:span text:style-name="T4">The speechless tongue, the lifeless ear</text:span></text:p>
            <text:p text:style-name="P4"><text:span text:style-name="T4">You can restore, O Lord;</text:span></text:p>
            <text:p text:style-name="P4"><text:span text:style-name="T4">Your “Ephphatha,” O Savior dear,</text:span></text:p>
            <text:p text:style-name="P4"><text:span text:style-name="T4">Can instant help aff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2" draw:layer="layout" svg:width="24.892cm" svg:height="7.011cm" svg:x="1.524cm" svg:y="0.508cm">
          <draw:text-box>
            <text:p text:style-name="P1"><text:span text:style-name="T3">4. </text:span><text:span text:style-name="T4">Meanwhile to them the list’ning ear</text:span></text:p>
            <text:p text:style-name="P1"><text:span text:style-name="T4">Of steadfast faith impart,</text:span></text:p>
            <text:p text:style-name="P1"><text:span text:style-name="T4">And let Your Word bring light and cheer</text:span></text:p>
            <text:p text:style-name="P1"><text:span text:style-name="T4">To ev’ry troubled he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4" draw:text-style-name="P2" draw:layer="layout" svg:width="24.892cm" svg:height="13.354cm" svg:x="1.524cm" svg:y="0.508cm">
          <draw:text-box>
            <text:p text:style-name="P1"><text:span text:style-name="T3">5. </text:span><text:span text:style-name="T4">Then in Your promised happy land</text:span></text:p>
            <text:p text:style-name="P1"><text:span text:style-name="T4">Each loss will prove a gain;</text:span></text:p>
            <text:p text:style-name="P1"><text:span text:style-name="T4">All myst’ries we shall understand,</text:span></text:p>
            <text:p text:style-name="P1"><text:span text:style-name="T4">For You will make them plain.</text:span></text:p>
            <text:p text:style-name="P7"><text:span text:style-name="T6"/></text:p>
            <text:p text:style-name="P7"><text:span text:style-name="T7"/></text:p>
            <text:p text:style-name="P7"><text:span text:style-name="T7"/></text:p>
            <text:p text:style-name="P7"><text:span text:style-name="T7"><text:s text:c="5"/></text:span><text:span text:style-name="T7">1978 Lutheran Book of Worship.</text:span></text:p>
            <text:p text:style-name="P7"><text:span text:style-name="T7"><text:s text:c="5"/></text:span><text:span text:style-name="T7">Used by permission:</text:span></text:p>
            <text:p text:style-name="P7"><text:span text:style-name="T7"><text:s text:c="5"/></text:span><text:span text:style-name="T7">LSB Hymn License</text:span></text:p>
            <text:p text:style-name="P7"><text:span text:style-name="T7"><text:s text:c="5"/></text:span><text:span text:style-name="T7">.NET, no. 100011038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23:26:48.593000000</meta:creation-date>
    <dc:date>2019-04-25T18:35:45.380000000</dc:date>
    <meta:editing-duration>PT12M38S</meta:editing-duration>
    <meta:editing-cycles>5</meta:editing-cycles>
    <meta:generator>LibreOffice/6.1.5.2$Windows_X86_64 LibreOffice_project/90f8dcf33c87b3705e78202e3df5142b201bd805</meta:generator>
    <meta:document-statistic meta:object-count="39"/>
  </office:meta>
</office:document-meta>
</file>